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3" style:family="table-cell" style:parent-style-name="Default">
      <style:table-cell-properties style:vertical-align="top"/>
      <style:text-properties fo:language="en" fo:country="GB"/>
    </style:style>
    <style:style style:name="ce4" style:family="table-cell" style:parent-style-name="Default">
      <style:table-cell-properties fo:wrap-option="wrap"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5" style:family="table-cell" style:parent-style-name="Default">
      <style:table-cell-properties fo:wrap-option="wrap" style:vertical-align="top"/>
      <style:text-properties fo:language="en" fo:country="GB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7" style:family="table-cell" style:parent-style-name="Default" style:data-style-name="N100">
      <style:table-cell-properties style:vertical-align="top"/>
      <style:text-properties fo:language="en" fo:country="G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Default</text:p>
          </table:table-cell>
        </table:table-row>
        <table:table-row table:style-name="ro2">
          <table:table-cell office:value-type="string">
            <text:p>isPDF</text:p>
          </table:table-cell>
          <table:table-cell office:value-type="string">
            <text:p>Is added to the document URI, to identify PDF calls.</text:p>
          </table:table-cell>
          <table:table-cell office:value-type="string">
            <text:p>true</text:p>
          </table:table-cell>
          <table:table-cell/>
        </table:table-row>
        <table:table-row table:style-name="ro3">
          <table:table-cell office:value-type="string">
            <text:p>languageCode</text:p>
          </table:table-cell>
          <table:table-cell office:value-type="string">
            <text:p>The PDF document language code.</text:p>
          </table:table-cell>
          <table:table-cell office:value-type="string">
            <text:p>EN, DE,...</text:p>
          </table:table-cell>
          <table:table-cell office:value-type="string">
            <text:p>EN</text:p>
          </table:table-cell>
        </table:table-row>
        <table:table-row table:style-name="ro3">
          <table:table-cell office:value-type="string">
            <text:p>setDateFormat</text:p>
          </table:table-cell>
          <table:table-cell office:value-type="string">
            <text:p>The date format string for all dates.</text:p>
          </table:table-cell>
          <table:table-cell office:value-type="string">
            <text:p>Y-m-d, d.m.Y</text:p>
          </table:table-cell>
          <table:table-cell office:value-type="string">
            <text:p>Y-m-d</text:p>
          </table:table-cell>
        </table:table-row>
        <table:table-row table:style-name="ro3">
          <table:table-cell office:value-type="string">
            <text:p>marginLeft</text:p>
          </table:table-cell>
          <table:table-cell office:value-type="string">
            <text:p>The lef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Right</text:p>
          </table:table-cell>
          <table:table-cell office:value-type="string">
            <text:p>The righ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Top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30</text:p>
          </table:table-cell>
        </table:table-row>
        <table:table-row table:style-name="ro3">
          <table:table-cell office:value-type="string">
            <text:p>marginBottom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25</text:p>
          </table:table-cell>
        </table:table-row>
        <table:table-row table:style-name="ro3">
          <table:table-cell office:value-type="string">
            <text:p>marginHeader</text:p>
          </table:table-cell>
          <table:table-cell office:value-type="string">
            <text:p>The header margin of the document.</text:p>
          </table:table-cell>
          <table:table-cell office:value-type="string">
            <text:p>number in mm</text:p>
          </table:table-cell>
          <table:table-cell office:value-type="string">
            <text:p>5</text:p>
          </table:table-cell>
        </table:table-row>
        <table:table-row table:style-name="ro3">
          <table:table-cell office:value-type="string">
            <text:p>marginFooter</text:p>
          </table:table-cell>
          <table:table-cell office:value-type="string">
            <text:p>The footer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headerFontType</text:p>
          </table:table-cell>
          <table:table-cell office:value-type="string">
            <text:p>The header font type for standard head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3">
          <table:table-cell office:value-type="string">
            <text:p>headerFontSize</text:p>
          </table:table-cell>
          <table:table-cell office:value-type="string">
            <text:p>The font size for standard headers.</text:p>
          </table:table-cell>
          <table:table-cell office:value-type="string">
            <text:p>number</text:p>
          </table:table-cell>
          <table:table-cell office:value-type="string">
            <text:p>16</text:p>
          </table:table-cell>
        </table:table-row>
        <table:table-row table:style-name="ro2">
          <table:table-cell office:value-type="string">
            <text:p>headerFontBold</text:p>
          </table:table-cell>
          <table:table-cell office:value-type="string">
            <text:p>Whether the header font is bold, or no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4">
          <table:table-cell office:value-type="string">
            <text:p>headerLogo</text:p>
          </table:table-cell>
          <table:table-cell office:value-type="string">
            <text:p>The logo for standard headers, the logo has to be in the folder assets/lib/tcpdf/images/ to be found by TCPDF.</text:p>
          </table:table-cell>
          <table:table-cell office:value-type="string">
            <text:p>GIF, JPG, PNG</text:p>
          </table:table-cell>
          <table:table-cell/>
        </table:table-row>
        <table:table-row table:style-name="ro3">
          <table:table-cell office:value-type="string">
            <text:p>footerPositionFromBottom</text:p>
          </table:table-cell>
          <table:table-cell office:value-type="string">
            <text:p>The footer position from the bottom.</text:p>
          </table:table-cell>
          <table:table-cell office:value-type="string">
            <text:p>number in mm</text:p>
          </table:table-cell>
          <table:table-cell office:value-type="string">
            <text:p>15</text:p>
          </table:table-cell>
        </table:table-row>
        <table:table-row table:style-name="ro2">
          <table:table-cell office:value-type="string">
            <text:p>footerFontType</text:p>
          </table:table-cell>
          <table:table-cell office:value-type="string">
            <text:p>The footer font type for standard foot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2">
          <table:table-cell office:value-type="string">
            <text:p>footerFontItalic</text:p>
          </table:table-cell>
          <table:table-cell office:value-type="string">
            <text:p>Whether the header font is italic, or not for standard footer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footerFontSize</text:p>
          </table:table-cell>
          <table:table-cell office:value-type="string">
            <text:p>The font size for standard footers.</text:p>
          </table:table-cell>
          <table:table-cell office:value-type="string">
            <text:p>number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contentFontType</text:p>
          </table:table-cell>
          <table:table-cell office:value-type="string">
            <text:p>The content font type for standard content.</text:p>
          </table:table-cell>
          <table:table-cell office:value-type="string">
            <text:p>Font</text:p>
          </table:table-cell>
          <table:table-cell office:value-type="string">
            <text:p>times</text:p>
          </table:table-cell>
        </table:table-row>
        <table:table-row table:style-name="ro3">
          <table:table-cell office:value-type="string">
            <text:p>contentFontSize</text:p>
          </table:table-cell>
          <table:table-cell office:value-type="string">
            <text:p>The font size for standard content.</text:p>
          </table:table-cell>
          <table:table-cell office:value-type="string">
            <text:p>number</text:p>
          </table:table-cell>
          <table:table-cell office:value-type="string">
            <text:p>10</text:p>
          </table:table-cell>
        </table:table-row>
        <table:table-row table:style-name="ro4">
          <table:table-cell office:value-type="string">
            <text:p>longTitleAboveContent</text:p>
          </table:table-cell>
          <table:table-cell office:value-type="string">
            <text:p>Whether the documents long title should be in the document above the content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stripCSSFromContent</text:p>
          </table:table-cell>
          <table:table-cell office:value-type="string">
            <text:p>Strip in-line CSS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5">
          <table:table-cell office:value-type="string">
            <text:p>rewritePDF</text:p>
          </table:table-cell>
          <table:table-cell office:value-type="string">
            <text:p>If a PDF document exists, the document is not rewritten every time, when the PDF document is requested. This is a cache function for PDF document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author</text:p>
          </table:table-cell>
          <table:table-cell office:value-type="string">
            <text:p>Author for PDF document properties.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tvKeywords</text:p>
          </table:table-cell>
          <table:table-cell office:value-type="string">
            <text:p>A template variable for keywords for the PDF document properties. Keywords are comma separated, you may reuse keywords for tag clouds.</text:p>
          </table:table-cell>
          <table:table-cell office:value-type="string">
            <text:p>Template Variable</text:p>
          </table:table-cell>
          <table:table-cell/>
        </table:table-row>
        <table:table-row table:style-name="ro3">
          <table:table-cell office:value-type="string">
            <text:p>chunkHeader</text:p>
          </table:table-cell>
          <table:table-cell office:value-type="string">
            <text:p>Chunk for customized headers</text:p>
          </table:table-cell>
          <table:table-cell office:value-type="string">
            <text:p>Chunk</text:p>
          </table:table-cell>
          <table:table-cell/>
        </table:table-row>
        <table:table-row table:style-name="ro5">
          <table:table-cell office:value-type="string">
            <text:p>chunkContentFooter</text:p>
          </table:table-cell>
          <table:table-cell office:value-type="string">
            <text:p>Chunk for customized text placed under the content. For example for a link to the current document on the website inside the PDF document. Only used with standard cont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Style</text:p>
          </table:table-cell>
          <table:table-cell office:value-type="string">
            <text:p>A chunk for CSS styles in the PDF docum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Content</text:p>
          </table:table-cell>
          <table:table-cell office:value-type="string">
            <text:p>A chunk for individual arrangement of the content in the document.</text:p>
          </table:table-cell>
          <table:table-cell office:value-type="string">
            <text:p>Chunk</text:p>
          </table:table-cell>
          <table:table-cell/>
        </table:table-row>
        <table:table-row table:style-name="ro2" table:number-rows-repeated="7">
          <table:table-cell table:style-name="ce3"/>
          <table:table-cell table:style-name="ce5"/>
          <table:table-cell table:style-name="ce3"/>
          <table:table-cell table:style-name="ce7"/>
        </table:table-row>
        <table:table-row table:style-name="ro2">
          <table:table-cell table:style-name="ce3"/>
          <table:table-cell table:style-name="ce5"/>
          <table:table-cell table:style-name="ce3"/>
          <table:table-cell table:style-name="ce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17.02.2011</text:date>, <text:time>23:0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ie Janine Stölting</meta:initial-creator>
    <meta:creation-date>2011-02-17T19:46:19</meta:creation-date>
    <dc:date>2011-02-17T23:04:10</dc:date>
    <dc:creator>Stefanie Janine Stölting</dc:creator>
    <meta:editing-duration>PT02H27M01S</meta:editing-duration>
    <meta:editing-cycles>18</meta:editing-cycles>
    <meta:generator>OpenOffice.org/3.2$Linux OpenOffice.org_project/320m19$Build-9505</meta:generator>
    <meta:document-statistic meta:table-count="1" meta:cell-count="108" meta:object-count="0"/>
  </office:meta>
</office:document-meta>
</file>